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10_137445244"/>Gestori combinati di deadline missed<text:bookmark-end text:name="__DdeLink__210_137445244"/></text:p>
      <text:p text:style-name="Text_20_body"/>
      <text:p text:style-name="Text_20_body"/>
      <text:p text:style-name="Text_20_body">Ho pensato di realizzare dei gestori in grado di poter variare tra le tre strategie base fin qui create (asap, skip, stop). </text:p>
      <text:p text:style-name="Text_20_body"><text:bookmark-start text:name="__DdeLink__215_137445244"/>Quando un job sfora consecutivamente la deadline per un certo numero di volte si deve poter cambiare strategia<text:bookmark-end text:name="__DdeLink__215_137445244"/>.Si vogliono quindi modellare una serie di gestori che consento di utilizzare questa strategia “a soglia”</text:p>
      <text:p text:style-name="Text_20_body"/>
      <text:h text:style-name="Heading_20_1" text:outline-level="1">Threshold PolicyHandler</text:h>
      <text:p text:style-name="Text_20_body"><text:bookmark-start text:name="__DdeLink__213_137445244"/>E' la classe base di tutti i gestori a soglia<text:bookmark-end text:name="__DdeLink__213_137445244"/> ed estende direttamente la classe madre <text:s/>DeadlineMissedHandler.</text:p>
      <text:p text:style-name="Text_20_body">Ha una proprietà pubblica threshold, un intero che <text:bookmark-start text:name="__DdeLink__217_137445244"/>indica dopo quante violazioni consecutive di deadline si deve cambiare strategia.<text:bookmark-end text:name="__DdeLink__217_137445244"/></text:p>
      <text:p text:style-name="Text_20_body">Ha un'altra proprietà intera: deadlineCount, ossia il c<text:bookmark-start text:name="__DdeLink__219_137445244"/>ontatore che tiene traccia di quante volte la deadline è stata violata consecutivamente<text:bookmark-end text:name="__DdeLink__219_137445244"/>, se questo valore raggiunge o supera la soglia, si deve usare la seconda politica</text:p>
      <text:p text:style-name="P2"/>
      <text:h text:style-name="Heading_20_1" text:outline-level="1"><text:bookmark-start text:name="__DdeLink__66_1227794409"/>ASAPStopThresholdPolicyHandler<text:bookmark-end text:name="__DdeLink__66_1227794409"/></text:h>
      <text:p text:style-name="Text_20_body"/>
      <text:p text:style-name="Text_20_body">Questa classe estende ThresholdPolicyhandler e<text:bookmark-start text:name="__DdeLink__70_1227794409"/><text:bookmark-start text:name="__DdeLink__68_1227794409"/> modella un gestore che, finchè un job non sfora consecutivamente la deadline più di un certo valore adotta la politica asap, schedulando i job successivi immediatamente dopo la fine del primo. Tuttavia, qualora il job sfori almeno tante deadline quante la soglia, allora si decide di interromperlo.<text:bookmark-end text:name="__DdeLink__70_1227794409"/><text:bookmark-end text:name="__DdeLink__68_1227794409"/></text:p>
      <text:p text:style-name="Text_20_body">Dal momento che il sistema adotta nativamente una politica asap, bisogna assicurarsi che, una volta interrotto il job, non si eseguano i job di recupero, ma li si salti, in maniera analoga a quanto avviene con la skip.</text:p>
      <text:p text:style-name="Text_20_body"/>
      <text:p text:style-name="Text_20_body">La ha quindi come attributi i due gestori di deadline missed.I cui getter e setter sono protected.</text:p>
      <text:p text:style-name="Text_20_body">I due gestori vengono creati nel cotruttore. Per evitare che il thread controllato richiami direttamente uno di questi due, al termine del costruttore si chiama setIpendigJob mananager del thread controllato.</text:p>
      <text:p text:style-name="Text_20_body">E' necessario tenere anche una variabile interna che chiamiamo skipcount che contiene il numero di job da saltare una volta che si esegue in politica Stop.</text:p>
      <text:p text:style-name="Text_20_body">E' necessario che il thread controllato sia un InterrumpiblePeriodicThread, di conseguenza, è necessario adeguare i parametri del costruttore e del getter e del setter di tale proprietà in modo che accettino e restituiscano instanze di questa classe.</text:p>
      <text:p text:style-name="Text_20_body">E' necessario ridefinire anche il metodo setThread, in modo che richiami lo stesso metodo anche per il due handler interni e, analogamente a quanto fatto per il costruttore, sistema il riferimento all'interfaccia IpendingJobManager del thread controllato.</text:p>
      <text:p text:style-name="Text_20_body">Nel metodo handleAsyncEvent si scrive sul log l'evento di deadline miss e si mette il flag <text:soft-page-break/>pendingMode del thread controllato a true, poi si deve incrementare deadlineCount e controllare se questo valore è inferiore alla soglia. In questo caso si richama il metodo handleAsyncEvent dell'handler asap. In caso contrario si memorizza il valore dei job da skippare (pari a deadlineCount-1, visto che bisogna schedulare correttamente il job del prossimo periodo) nell'attributo skipCount, si azzera il valore di missedCount e la proprietà pending releases dell'asapHandler e si chiama il metodo HandleAsyncEvent dello stop handler</text:p>
      <text:p text:style-name="Text_20_body"/>
      <text:p text:style-name="Text_20_body">Nel metodo doPendingJob si guarda se skipCount è unguale a zero, in tal caso dobbiamo usare la politica asap invocando l'omonimo metodo del getore asap. In caso contrario, significa che abbiamo eseguito la stop e il sistema sta schedulando le release di recupero: dobbiamo saltarle tutte. Quindi, si scrive la skip sul log e si decrementa lo skipCount.Se lo skipCount torna a zero si setta il flag pendingMode del thread controllato a fals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ZSongT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Nanni</meta:initial-creator>
    <meta:creation-date>2011-06-20T16:54:46</meta:creation-date>
    <dc:date>2011-06-21T18:48:44</dc:date>
    <dc:creator>Marco Nanni</dc:creator>
    <meta:editing-duration>PT2H27M49S</meta:editing-duration>
    <meta:editing-cycles>23</meta:editing-cycles>
    <meta:generator>OpenOffice.org/3.3$Solaris_x86 OpenOffice.org_project/330m20$Build-9567</meta:generator>
    <meta:document-statistic meta:table-count="0" meta:image-count="0" meta:object-count="0" meta:page-count="2" meta:paragraph-count="17" meta:word-count="536" meta:character-count="3489"/>
  </office:meta>
</office:document-meta>
</file>